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draw:auto-grow-height="true" fo:min-height="13.86cm"/>
    </style:style>
    <style:style style:name="P1" style:family="paragraph">
      <style:text-properties fo:font-family="Junction" style:font-family-generic="swiss" style:font-pitch="variable" fo:font-size="28pt" style:font-size-asian="28pt" style:font-size-complex="28pt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family="Junction" style:font-family-generic="swiss" style:font-pitch="variable"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Modeling Challenges</text:p>
          </draw:text-box>
        </draw:frame>
        <draw:frame draw:style-name="gr1" draw:text-style-name="P1" draw:layer="layout" svg:width="9.663cm" svg:height="1.513cm" svg:x="9.169cm" svg:y="15.875cm">
          <draw:text-box>
            <text:p><text:span text:style-name="T1">Malcolm Tredinni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Full example code at</text:p>
            <text:p>http://tinyurl.com/dj-model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Two sample problems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Dates and Date Ranges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Museum data collec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01/08/1891 - 31/08/1891</text:p>
              </text:list-item>
              <text:list-item>
                <text:p>01/11/1937</text:p>
              </text:list-item>
              <text:list-item>
                <text:p>0 AD - 199</text:p>
                <text:p>etc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103 - 1995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1070 – 945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What do we know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>Point in time</text:p>
              </text:list-item>
              <text:list-item>
                <text:p>Some kind of precision</text:p>
                <text:list>
                  <text:list-item>
                    <text:p>Year only?</text:p>
                  </text:list-item>
                  <text:list-item>
                    <text:p>Decade?</text:p>
                  </text:list-item>
                  <text:list-item>
                    <text:p>Century?</text:p>
                  </text:list-item>
                </text:list>
              </text:list-item>
              <text:list-item>
                <text:p>Zero poi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Not all of these will be</text:p>
            <text:p>covered today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17.253cm" svg:height="13.467cm" svg:x="4.83cm" svg:y="3.767cm">
          <draw:text-box>
            <text:p><text:span text:style-name="T2">class Date(models.Model):</text:span></text:p>
            <text:p><text:span text:style-name="T2"><text:s text:c="4"/></text:span><text:span text:style-name="T2">"""</text:span></text:p>
            <text:p><text:span text:style-name="T2"><text:s text:c="4"/></text:span><text:span text:style-name="T2">Dates with precision measurements. </text:span></text:p>
            <text:p><text:span text:style-name="T2"><text:s text:c="4"/></text:span><text:span text:style-name="T2">"""</text:span></text:p>
            <text:p><text:span text:style-name="T2"><text:s text:c="4"/></text:span><text:span text:style-name="T2">date = models.DateField()</text:span></text:p>
            <text:p><text:span text:style-name="T2"><text:s text:c="4"/></text:span><text:span text:style-name="T2">precision = models.IntegerField(default=0,</text:span></text:p>
            <text:p><text:span text:style-name="T2"><text:s text:c="22"/></text:span><text:span text:style-name="T2">choices=...)</text:span></text:p>
            <text:p><text:span text:style-name="T2"/></text:p>
            <text:p><text:span text:style-name="T2"><text:s text:c="4"/></text:span><text:span text:style-name="T2">def __unicode__(self):</text:span></text:p>
            <text:p><text:span text:style-name="T2"><text:s text:c="8"/></text:span><text:span text:style-name="T2">....</text:span></text:p>
            <text:p><text:span text:style-name="T2"/></text:p>
            <text:p><text:span text:style-name="T2"><text:s text:c="4"/></text:span><text:span text:style-name="T2">def canonical_date(self):</text:span></text:p>
            <text:p><text:span text:style-name="T2"><text:s text:c="8"/></text:span><text:span text:style-name="T2">... </text:span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Sports Teams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Lots of “actors”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>Players</text:p>
              </text:list-item>
              <text:list-item>
                <text:p>Coaches</text:p>
              </text:list-item>
              <text:list-item>
                <text:p>Umpires</text:p>
              </text:list-item>
              <text:list-item>
                <text:p>Teams</text:p>
              </text:list-item>
              <text:list-item>
                <text:p>Leagu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Wrinkl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>People move between teams</text:p>
              </text:list-item>
              <text:list-item>
                <text:p>People move between roles</text:p>
                <text:list>
                  <text:list-item>
                    <text:p>Player -&gt; coach</text:p>
                  </text:list-item>
                </text:list>
              </text:list-item>
              <text:list-item>
                <text:p>Teams move between leagu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But wait! There’s more...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Players &amp; coaches belong to teams</text:p>
              </text:list-item>
              <text:list-item>
                <text:p>Umpires belong to leagu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Similariti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>Engagements all have start date</text:p>
              </text:list-item>
              <text:list-item>
                <text:p>Optionally, an end date</text:p>
              </text:list-item>
              <text:list-item>
                <text:p>“Current things” are where end date is None</text:p>
              </text:list-item>
              <text:list-item>
                <text:p>Lots of similarities in string presen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Tricks &amp; Trap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(Please) don’t fall in love with ManyToManyField(through = ....)</text:p>
                <text:list>
                  <text:list-item>
                    <text:p>Has uses, but not always easiest to re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Tricks &amp; Trap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>Abstract base classes are useful in these “almost the same” situ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Tricks &amp; Trap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>Admin can be fiddly</text:p>
              </text:list-item>
              <text:list-item>
                <text:p>Admin can be customized (remember!)</text:p>
                <text:list>
                  <text:list-item>
                    <text:p>Template customisation</text:p>
                  </text:list-item>
                  <text:list-item>
                    <text:p>Method overri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Code tour...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abb4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Junction" style:font-style-name="Regular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Junction" style:font-style-name="Regular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Junction" style:font-style-name="Regular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abb4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lcolm Tredinnick</meta:initial-creator>
    <meta:creation-date>2010-09-08T11:29:16</meta:creation-date>
    <meta:editing-duration>PT00H24M58S</meta:editing-duration>
    <meta:editing-cycles>6</meta:editing-cycles>
    <dc:date>2010-09-08T11:59:24</dc:date>
    <dc:creator>Malcolm Tredinnick</dc:creator>
    <meta:generator>OpenOffice.org/3.2$Unix OpenOffice.org_project/320m12$Build-9483</meta:generator>
    <meta:document-statistic meta:object-count="88"/>
  </office:meta>
</office:document-meta>
</file>